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Hyperlink" style:family="text">
      <style:text-properties style:font-name="Calibri" style:font-name-complex="Calibri" fo:background-color="#FFFFFF"/>
    </style:style>
  </office:automatic-styles>
  <office:body>
    <office:text text:use-soft-page-breaks="true">
      <text:p text:style-name="P1"><text:a xlink:href="https://youtu.be/kX-z7mzEZYo" office:target-frame-name="_blank" xlink:show="new"><text:span text:style-name="T2">https://youtu.be/kX-z7mzEZY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el Burgher</meta:initial-creator>
    <dc:creator>Burgher, Michael</dc:creator>
    <meta:creation-date>2020-12-01T17:25:00Z</meta:creation-date>
    <dc:date>2020-12-02T00:45:00Z</dc:date>
    <meta:template xlink:href="Normal" xlink:type="simple"/>
    <meta:editing-cycles>2</meta:editing-cycles>
    <meta:editing-duration>PT0S</meta:editing-duration>
    <meta:document-statistic meta:page-count="1" meta:paragraph-count="1" meta:word-count="12" meta:character-count="85" meta:row-count="1" meta:non-whitespace-character-count="74"/>
  </office:meta>
</office:document-meta>
</file>